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2"/>
        <table:table-row table:style-name="ro1">
          <table:table-cell table:style-name="ce1" office:value-type="string" calcext:value-type="string">
            <text:p>Solar System Name</text:p>
          </table:table-cell>
          <table:table-cell table:style-name="ce1" office:value-type="string" calcext:value-type="string">
            <text:p>Security Rating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nstellation</text:p>
          </table:table-cell>
          <table:table-cell table:style-name="ce1" office:value-type="string" calcext:value-type="string">
            <text:p>Coordinate x</text:p>
          </table:table-cell>
          <table:table-cell table:style-name="ce1" office:value-type="string" calcext:value-type="string">
            <text:p>Coordinate z</text:p>
          </table:table-cell>
          <table:table-cell table:style-name="ce1" office:value-type="string" calcext:value-type="string">
            <text:p>Coordinate y</text:p>
          </table:table-cell>
          <table:table-cell table:style-name="ce1" office:value-type="string" calcext:value-type="string">
            <text:p>Gate 1</text:p>
          </table:table-cell>
          <table:table-cell table:style-name="ce1" office:value-type="string" calcext:value-type="string">
            <text:p>Gate 2</text:p>
          </table:table-cell>
          <table:table-cell table:style-name="ce1" office:value-type="string" calcext:value-type="string">
            <text:p>Gate 3</text:p>
          </table:table-cell>
          <table:table-cell table:style-name="ce1" office:value-type="string" calcext:value-type="string">
            <text:p>Gate 4</text:p>
          </table:table-cell>
          <table:table-cell table:style-name="ce1" office:value-type="string" calcext:value-type="string">
            <text:p>Gate 5</text:p>
          </table:table-cell>
          <table:table-cell table:style-name="ce1" office:value-type="string" calcext:value-type="string">
            <text:p>Gate 6</text:p>
          </table:table-cell>
          <table:table-cell table:style-name="ce1" office:value-type="string" calcext:value-type="string">
            <text:p>Gate 7</text:p>
          </table:table-cell>
          <table:table-cell table:style-name="ce1" office:value-type="string" calcext:value-type="string">
            <text:p>Gate 8</text:p>
          </table:table-cell>
          <table:table-cell table:style-name="ce1" office:value-type="string" calcext:value-type="string">
            <text:p>Pronunciation 1</text:p>
          </table:table-cell>
          <table:table-cell table:style-name="ce1" office:value-type="string" calcext:value-type="string">
            <text:p>Pronunciation 1 Syllable Count</text:p>
          </table:table-cell>
          <table:table-cell table:style-name="ce1" office:value-type="string" calcext:value-type="string">
            <text:p>Pronunciation 2</text:p>
          </table:table-cell>
          <table:table-cell table:style-name="ce1" office:value-type="string" calcext:value-type="string">
            <text:p>Pronunciation 2 Syllable Count</text:p>
          </table:table-cell>
          <table:table-cell table:style-name="ce1" office:value-type="string" calcext:value-type="string">
            <text:p>Pronunciation 3</text:p>
          </table:table-cell>
          <table:table-cell table:style-name="ce1" office:value-type="string" calcext:value-type="string">
            <text:p>Pronunciation 3 Syllable Count</text:p>
          </table:table-cell>
        </table:table-row>
        <table:table-row table:style-name="ro1">
          <table:table-cell office:value-type="string" calcext:value-type="string">
            <text:p>Abagawa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9.3195238525388" calcext:value-type="float">
            <text:p>-9.3195238525388</text:p>
          </table:table-cell>
          <table:table-cell office:value-type="float" office:value="5.9626073427345" calcext:value-type="float">
            <text:p>5.9626073427345</text:p>
          </table:table-cell>
          <table:table-cell office:value-type="float" office:value="8.7534666505001" calcext:value-type="float">
            <text:p>8.7534666505001</text:p>
          </table:table-cell>
          <table:table-cell office:value-type="string" calcext:value-type="string">
            <text:p>Hurtoken</text:p>
          </table:table-cell>
          <table:table-cell office:value-type="string" calcext:value-type="string">
            <text:p>Saisio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-ba-ga-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tulaima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0.2314240978147" calcext:value-type="float">
            <text:p>-10.2314240978147</text:p>
          </table:table-cell>
          <table:table-cell office:value-type="float" office:value="5.15208739769" calcext:value-type="float">
            <text:p>5.15208739769</text:p>
          </table:table-cell>
          <table:table-cell office:value-type="float" office:value="11.4451455950439" calcext:value-type="float">
            <text:p>11.4451455950439</text:p>
          </table:table-cell>
          <table:table-cell office:value-type="string" calcext:value-type="string">
            <text:p>Itamo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a-tu-lai-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-tu-la-i-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aken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6.6183994757205" calcext:value-type="float">
            <text:p>-6.6183994757205</text:p>
          </table:table-cell>
          <table:table-cell office:value-type="float" office:value="8.6707994419895" calcext:value-type="float">
            <text:p>8.6707994419895</text:p>
          </table:table-cell>
          <table:table-cell office:value-type="float" office:value="9.932167436306" calcext:value-type="float">
            <text:p>9.932167436306</text:p>
          </table:table-cell>
          <table:table-cell office:value-type="string" calcext:value-type="string">
            <text:p>Korsiki</text:p>
          </table:table-cell>
          <table:table-cell office:value-type="string" calcext:value-type="string">
            <text:p>Oijan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i-ra-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i-ra-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-i-ra-ke-n</text:p>
          </table:table-cell>
        </table:table-row>
        <table:table-row table:style-name="ro1">
          <table:table-cell office:value-type="string" calcext:value-type="string">
            <text:p>Airmia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6288584186496" calcext:value-type="float">
            <text:p>-7.6288584186496</text:p>
          </table:table-cell>
          <table:table-cell office:value-type="float" office:value="8.3095211718441" calcext:value-type="float">
            <text:p>8.3095211718441</text:p>
          </table:table-cell>
          <table:table-cell office:value-type="float" office:value="11.5923520577851" calcext:value-type="float">
            <text:p>11.5923520577851</text:p>
          </table:table-cell>
          <table:table-cell office:value-type="string" calcext:value-type="string">
            <text:p>Friggi</text:p>
          </table:table-cell>
          <table:table-cell office:value-type="string" calcext:value-type="string">
            <text:p>Ishisomo</text:p>
          </table:table-cell>
          <table:table-cell office:value-type="string" calcext:value-type="string">
            <text:p>Sakkikain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ir-mi-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ir-mi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ilen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3260187212346" calcext:value-type="float">
            <text:p>-8.3260187212346</text:p>
          </table:table-cell>
          <table:table-cell office:value-type="float" office:value="7.5231204601094" calcext:value-type="float">
            <text:p>7.5231204601094</text:p>
          </table:table-cell>
          <table:table-cell office:value-type="float" office:value="12.211378426077" calcext:value-type="float">
            <text:p>12.211378426077</text:p>
          </table:table-cell>
          <table:table-cell office:value-type="string" calcext:value-type="string">
            <text:p>Hentogaira</text:p>
          </table:table-cell>
          <table:table-cell office:value-type="string" calcext:value-type="string">
            <text:p>Onuse</text:p>
          </table:table-cell>
          <table:table-cell office:value-type="string" calcext:value-type="string">
            <text:p>Soshin</text:p>
          </table:table-cell>
          <table:table-cell office:value-type="string" calcext:value-type="string">
            <text:p>Vattuol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-ki-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ki-l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kio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4.7105166870794" calcext:value-type="float">
            <text:p>-4.7105166870794</text:p>
          </table:table-cell>
          <table:table-cell office:value-type="float" office:value="3.0292857872743" calcext:value-type="float">
            <text:p>3.0292857872743</text:p>
          </table:table-cell>
          <table:table-cell office:value-type="float" office:value="8.3317261489071" calcext:value-type="float">
            <text:p>8.3317261489071</text:p>
          </table:table-cell>
          <table:table-cell office:value-type="string" calcext:value-type="string">
            <text:p>EOA-ZC</text:p>
          </table:table-cell>
          <table:table-cell office:value-type="string" calcext:value-type="string">
            <text:p>Otosela</text:p>
          </table:table-cell>
          <table:table-cell office:value-type="string" calcext:value-type="string">
            <text:p>Todifraua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a-k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-ki-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ra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6.7075105340375" calcext:value-type="float">
            <text:p>-6.7075105340375</text:p>
          </table:table-cell>
          <table:table-cell office:value-type="float" office:value="4.9557054291704" calcext:value-type="float">
            <text:p>4.9557054291704</text:p>
          </table:table-cell>
          <table:table-cell office:value-type="float" office:value="9.4326218506763" calcext:value-type="float">
            <text:p>9.4326218506763</text:p>
          </table:table-cell>
          <table:table-cell office:value-type="string" calcext:value-type="string">
            <text:p>Maila</text:p>
          </table:table-cell>
          <table:table-cell office:value-type="string" calcext:value-type="string">
            <text:p>Messoya</text:p>
          </table:table-cell>
          <table:table-cell office:value-type="string" calcext:value-type="string">
            <text:p>Oijanen</text:p>
          </table:table-cell>
          <table:table-cell office:value-type="string" calcext:value-type="string">
            <text:p>Reis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-ko-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ila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4.1907839349533" calcext:value-type="float">
            <text:p>-14.1907839349533</text:p>
          </table:table-cell>
          <table:table-cell office:value-type="float" office:value="5.5430726626926" calcext:value-type="float">
            <text:p>5.5430726626926</text:p>
          </table:table-cell>
          <table:table-cell office:value-type="float" office:value="10.9208016114026" calcext:value-type="float">
            <text:p>10.9208016114026</text:p>
          </table:table-cell>
          <table:table-cell office:value-type="string" calcext:value-type="string">
            <text:p>Hirtamon</text:p>
          </table:table-cell>
          <table:table-cell office:value-type="string" calcext:value-type="string">
            <text:p>Hykkota</text:p>
          </table:table-cell>
          <table:table-cell office:value-type="string" calcext:value-type="string">
            <text:p>Ikuch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n-si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kannitoh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3.677230510699" calcext:value-type="float">
            <text:p>-13.677230510699</text:p>
          </table:table-cell>
          <table:table-cell office:value-type="float" office:value="6.1593299351292" calcext:value-type="float">
            <text:p>6.1593299351292</text:p>
          </table:table-cell>
          <table:table-cell office:value-type="float" office:value="10.8641750668068" calcext:value-type="float">
            <text:p>10.8641750668068</text:p>
          </table:table-cell>
          <table:table-cell office:value-type="string" calcext:value-type="string">
            <text:p>Hirtamon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a-oka-nni-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uka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9.5218395829963" calcext:value-type="float">
            <text:p>-9.5218395829963</text:p>
          </table:table-cell>
          <table:table-cell office:value-type="float" office:value="6.5356266065742" calcext:value-type="float">
            <text:p>6.5356266065742</text:p>
          </table:table-cell>
          <table:table-cell office:value-type="float" office:value="14.3376909747739" calcext:value-type="float">
            <text:p>14.3376909747739</text:p>
          </table:table-cell>
          <table:table-cell office:value-type="string" calcext:value-type="string">
            <text:p>Mastakomon</text:p>
          </table:table-cell>
          <table:table-cell office:value-type="string" calcext:value-type="string">
            <text:p>Osa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e-ru-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kunen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5.3519004289575" calcext:value-type="float">
            <text:p>-15.3519004289575</text:p>
          </table:table-cell>
          <table:table-cell office:value-type="float" office:value="4.2661698014828" calcext:value-type="float">
            <text:p>4.2661698014828</text:p>
          </table:table-cell>
          <table:table-cell office:value-type="float" office:value="10.5342914908028" calcext:value-type="float">
            <text:p>10.5342914908028</text:p>
          </table:table-cell>
          <table:table-cell office:value-type="string" calcext:value-type="string">
            <text:p>Ohmahailen</text:p>
          </table:table-cell>
          <table:table-cell office:value-type="string" calcext:value-type="string">
            <text:p>Outun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es-ku-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ggi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3875772452842" calcext:value-type="float">
            <text:p>-7.3875772452842</text:p>
          </table:table-cell>
          <table:table-cell office:value-type="float" office:value="9.6063142669244" calcext:value-type="float">
            <text:p>9.6063142669244</text:p>
          </table:table-cell>
          <table:table-cell office:value-type="float" office:value="12.00272993755" calcext:value-type="float">
            <text:p>12.00272993755</text:p>
          </table:table-cell>
          <table:table-cell office:value-type="string" calcext:value-type="string">
            <text:p>Airmia</text:p>
          </table:table-cell>
          <table:table-cell office:value-type="string" calcext:value-type="string">
            <text:p>Ihakana</text:p>
          </table:table-cell>
          <table:table-cell office:value-type="string" calcext:value-type="string">
            <text:p>Otitoh</text:p>
          </table:table-cell>
          <table:table-cell office:value-type="string" calcext:value-type="string">
            <text:p>Sakkikaine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ri-g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kunen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4.7004117151051" calcext:value-type="float">
            <text:p>-4.7004117151051</text:p>
          </table:table-cell>
          <table:table-cell office:value-type="float" office:value="4.0016254920767" calcext:value-type="float">
            <text:p>4.0016254920767</text:p>
          </table:table-cell>
          <table:table-cell office:value-type="float" office:value="7.7936800719028" calcext:value-type="float">
            <text:p>7.7936800719028</text:p>
          </table:table-cell>
          <table:table-cell office:value-type="string" calcext:value-type="string">
            <text:p>Ofage</text:p>
          </table:table-cell>
          <table:table-cell office:value-type="string" calcext:value-type="string">
            <text:p>Uem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fus-ku-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s-ku-n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kutami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9.5409084828413" calcext:value-type="float">
            <text:p>-9.5409084828413</text:p>
          </table:table-cell>
          <table:table-cell office:value-type="float" office:value="6.7480756886925" calcext:value-type="float">
            <text:p>6.7480756886925</text:p>
          </table:table-cell>
          <table:table-cell office:value-type="float" office:value="11.1772143099082" calcext:value-type="float">
            <text:p>11.1772143099082</text:p>
          </table:table-cell>
          <table:table-cell office:value-type="string" calcext:value-type="string">
            <text:p>Jakanerva</text:p>
          </table:table-cell>
          <table:table-cell office:value-type="string" calcext:value-type="string">
            <text:p>Uoyone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ge-ku-ta-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0.8837334945851" calcext:value-type="float">
            <text:p>-10.8837334945851</text:p>
          </table:table-cell>
          <table:table-cell office:value-type="float" office:value="7.3968548508259" calcext:value-type="float">
            <text:p>7.3968548508259</text:p>
          </table:table-cell>
          <table:table-cell office:value-type="float" office:value="8.8911114430603" calcext:value-type="float">
            <text:p>8.8911114430603</text:p>
          </table:table-cell>
          <table:table-cell office:value-type="string" calcext:value-type="string">
            <text:p>Nomaa</text:p>
          </table:table-cell>
          <table:table-cell office:value-type="string" calcext:value-type="string">
            <text:p>Tuuriaina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ge-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pinen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8.6125296770953" calcext:value-type="float">
            <text:p>-8.6125296770953</text:p>
          </table:table-cell>
          <table:table-cell office:value-type="float" office:value="6.3830815702518" calcext:value-type="float">
            <text:p>6.3830815702518</text:p>
          </table:table-cell>
          <table:table-cell office:value-type="float" office:value="9.0640800483697" calcext:value-type="float">
            <text:p>9.0640800483697</text:p>
          </table:table-cell>
          <table:table-cell office:value-type="string" calcext:value-type="string">
            <text:p>Hurtoken</text:p>
          </table:table-cell>
          <table:table-cell office:value-type="string" calcext:value-type="string">
            <text:p>Ikami</text:p>
          </table:table-cell>
          <table:table-cell office:value-type="string" calcext:value-type="string">
            <text:p>Jakanerv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ham-pi-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togaira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8.7348266537601" calcext:value-type="float">
            <text:p>-8.7348266537601</text:p>
          </table:table-cell>
          <table:table-cell office:value-type="float" office:value="7.9653397993404" calcext:value-type="float">
            <text:p>7.9653397993404</text:p>
          </table:table-cell>
          <table:table-cell office:value-type="float" office:value="12.9343994527353" calcext:value-type="float">
            <text:p>12.9343994527353</text:p>
          </table:table-cell>
          <table:table-cell office:value-type="string" calcext:value-type="string">
            <text:p>Akkilen</text:p>
          </table:table-cell>
          <table:table-cell office:value-type="string" calcext:value-type="string">
            <text:p>Kiainti</text:p>
          </table:table-cell>
          <table:table-cell office:value-type="string" calcext:value-type="string">
            <text:p>Otsel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hen-to-gai-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n-to-ga-i-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-n-to-ga-i-ra</text:p>
          </table:table-cell>
        </table:table-row>
        <table:table-row table:style-name="ro1">
          <table:table-cell office:value-type="string" calcext:value-type="string">
            <text:p>Hirtamon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3.377230510699" calcext:value-type="float">
            <text:p>-13.377230510699</text:p>
          </table:table-cell>
          <table:table-cell office:value-type="float" office:value="6.1593299351292" calcext:value-type="float">
            <text:p>6.1593299351292</text:p>
          </table:table-cell>
          <table:table-cell office:value-type="float" office:value="11.1641750668068" calcext:value-type="float">
            <text:p>11.1641750668068</text:p>
          </table:table-cell>
          <table:table-cell office:value-type="string" calcext:value-type="string">
            <text:p>Ansila</text:p>
          </table:table-cell>
          <table:table-cell office:value-type="string" calcext:value-type="string">
            <text:p>Aokannitoh</text:p>
          </table:table-cell>
          <table:table-cell office:value-type="string" calcext:value-type="string">
            <text:p>Ikuchi</text:p>
          </table:table-cell>
          <table:table-cell office:value-type="string" calcext:value-type="string">
            <text:p>New Caldar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hir-ta-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token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9.0096108247645" calcext:value-type="float">
            <text:p>-9.0096108247645</text:p>
          </table:table-cell>
          <table:table-cell office:value-type="float" office:value="6.4213530142789" calcext:value-type="float">
            <text:p>6.4213530142789</text:p>
          </table:table-cell>
          <table:table-cell office:value-type="float" office:value="8.6727475266121" calcext:value-type="float">
            <text:p>8.6727475266121</text:p>
          </table:table-cell>
          <table:table-cell office:value-type="string" calcext:value-type="string">
            <text:p>Abagawa</text:p>
          </table:table-cell>
          <table:table-cell office:value-type="string" calcext:value-type="string">
            <text:p>Hampin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ur-to-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kkota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4.6700680788356" calcext:value-type="float">
            <text:p>-14.6700680788356</text:p>
          </table:table-cell>
          <table:table-cell office:value-type="float" office:value="5.1392265432563" calcext:value-type="float">
            <text:p>5.1392265432563</text:p>
          </table:table-cell>
          <table:table-cell office:value-type="float" office:value="10.5853589168421" calcext:value-type="float">
            <text:p>10.5853589168421</text:p>
          </table:table-cell>
          <table:table-cell office:value-type="string" calcext:value-type="string">
            <text:p>Ansila</text:p>
          </table:table-cell>
          <table:table-cell office:value-type="string" calcext:value-type="string">
            <text:p>Ohmahailen</text:p>
          </table:table-cell>
          <table:table-cell office:value-type="string" calcext:value-type="string">
            <text:p>Outun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hai-ko-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akana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1222613127356" calcext:value-type="float">
            <text:p>-7.1222613127356</text:p>
          </table:table-cell>
          <table:table-cell office:value-type="float" office:value="10.226415651806" calcext:value-type="float">
            <text:p>10.226415651806</text:p>
          </table:table-cell>
          <table:table-cell office:value-type="float" office:value="12.1304533109936" calcext:value-type="float">
            <text:p>12.1304533109936</text:p>
          </table:table-cell>
          <table:table-cell office:value-type="string" calcext:value-type="string">
            <text:p>Friggi</text:p>
          </table:table-cell>
          <table:table-cell office:value-type="string" calcext:value-type="string">
            <text:p>Otitoh</text:p>
          </table:table-cell>
          <table:table-cell office:value-type="string" calcext:value-type="string">
            <text:p>Otomainen</text:p>
          </table:table-cell>
          <table:table-cell office:value-type="string" calcext:value-type="string">
            <text:p>Otsel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i-ha-ka-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kami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8.1145003338444" calcext:value-type="float">
            <text:p>-8.1145003338444</text:p>
          </table:table-cell>
          <table:table-cell office:value-type="float" office:value="6.3473958676005" calcext:value-type="float">
            <text:p>6.3473958676005</text:p>
          </table:table-cell>
          <table:table-cell office:value-type="float" office:value="8.4834033564303" calcext:value-type="float">
            <text:p>8.4834033564303</text:p>
          </table:table-cell>
          <table:table-cell office:value-type="string" calcext:value-type="string">
            <text:p>Hampinen</text:p>
          </table:table-cell>
          <table:table-cell office:value-type="string" calcext:value-type="string">
            <text:p>Purjola</text:p>
          </table:table-cell>
          <table:table-cell office:value-type="string" calcext:value-type="string">
            <text:p>Reis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i-ka-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kuchi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3.7996816819161" calcext:value-type="float">
            <text:p>-13.7996816819161</text:p>
          </table:table-cell>
          <table:table-cell office:value-type="float" office:value="6.3157462493689" calcext:value-type="float">
            <text:p>6.3157462493689</text:p>
          </table:table-cell>
          <table:table-cell office:value-type="float" office:value="11.4295800169879" calcext:value-type="float">
            <text:p>11.4295800169879</text:p>
          </table:table-cell>
          <table:table-cell office:value-type="string" calcext:value-type="string">
            <text:p>Ansila</text:p>
          </table:table-cell>
          <table:table-cell office:value-type="string" calcext:value-type="string">
            <text:p>Hirtamon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Sakenta</text:p>
          </table:table-cell>
          <table:table-cell office:value-type="string" calcext:value-type="string">
            <text:p>Tunttara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i-ku-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ya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9911211676856" calcext:value-type="float">
            <text:p>-7.9911211676856</text:p>
          </table:table-cell>
          <table:table-cell office:value-type="float" office:value="10.3825942684023" calcext:value-type="float">
            <text:p>10.3825942684023</text:p>
          </table:table-cell>
          <table:table-cell office:value-type="float" office:value="9.9120325319939" calcext:value-type="float">
            <text:p>9.9120325319939</text:p>
          </table:table-cell>
          <table:table-cell office:value-type="string" calcext:value-type="string">
            <text:p>Osmon</text:p>
          </table:table-cell>
          <table:table-cell office:value-type="string" calcext:value-type="string">
            <text:p>Uminas</text:p>
          </table:table-cell>
          <table:table-cell office:value-type="string" calcext:value-type="string">
            <text:p>Wuo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i-na-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hisomo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8.1148409550041" calcext:value-type="float">
            <text:p>-8.1148409550041</text:p>
          </table:table-cell>
          <table:table-cell office:value-type="float" office:value="8.7876671367977" calcext:value-type="float">
            <text:p>8.7876671367977</text:p>
          </table:table-cell>
          <table:table-cell office:value-type="float" office:value="11.566544302916" calcext:value-type="float">
            <text:p>11.566544302916</text:p>
          </table:table-cell>
          <table:table-cell office:value-type="string" calcext:value-type="string">
            <text:p>Airmia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Sakkikaine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i-shi-so-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mo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1.2560103587756" calcext:value-type="float">
            <text:p>-11.2560103587756</text:p>
          </table:table-cell>
          <table:table-cell office:value-type="float" office:value="4.7928333931959" calcext:value-type="float">
            <text:p>4.7928333931959</text:p>
          </table:table-cell>
          <table:table-cell office:value-type="float" office:value="11.1978825842975" calcext:value-type="float">
            <text:p>11.1978825842975</text:p>
          </table:table-cell>
          <table:table-cell office:value-type="string" calcext:value-type="string">
            <text:p>Ahtulaima</text:p>
          </table:table-cell>
          <table:table-cell office:value-type="string" calcext:value-type="string">
            <text:p>Jatate</text:p>
          </table:table-cell>
          <table:table-cell office:value-type="string" calcext:value-type="string">
            <text:p>Kylmabe</text:p>
          </table:table-cell>
          <table:table-cell office:value-type="string" calcext:value-type="string">
            <text:p>Maurasi</text:p>
          </table:table-cell>
          <table:table-cell office:value-type="string" calcext:value-type="string">
            <text:p>Mitsolen</text:p>
          </table:table-cell>
          <table:table-cell office:value-type="string" calcext:value-type="string">
            <text:p>Vaankal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-ta-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kanerva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10.77362089753" calcext:value-type="float">
            <text:p>-10.77362089753</text:p>
          </table:table-cell>
          <table:table-cell office:value-type="float" office:value="6.5737182606348" calcext:value-type="float">
            <text:p>6.5737182606348</text:p>
          </table:table-cell>
          <table:table-cell office:value-type="float" office:value="11.2001668795974" calcext:value-type="float">
            <text:p>11.2001668795974</text:p>
          </table:table-cell>
          <table:table-cell office:value-type="string" calcext:value-type="string">
            <text:p>Gekutami</text:p>
          </table:table-cell>
          <table:table-cell office:value-type="string" calcext:value-type="string">
            <text:p>Hampinen</text:p>
          </table:table-cell>
          <table:table-cell office:value-type="string" calcext:value-type="string">
            <text:p>Saisi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ja-ka-ner-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tate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1.3233135699433" calcext:value-type="float">
            <text:p>-11.3233135699433</text:p>
          </table:table-cell>
          <table:table-cell office:value-type="float" office:value="4.3535840216914" calcext:value-type="float">
            <text:p>4.3535840216914</text:p>
          </table:table-cell>
          <table:table-cell office:value-type="float" office:value="9.9838778491747" calcext:value-type="float">
            <text:p>9.9838778491747</text:p>
          </table:table-cell>
          <table:table-cell office:value-type="string" calcext:value-type="string">
            <text:p>Itamo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ja-ta-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-t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a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2.9064861734878" calcext:value-type="float">
            <text:p>-12.9064861734878</text:p>
          </table:table-cell>
          <table:table-cell office:value-type="float" office:value="6.0755306909964" calcext:value-type="float">
            <text:p>6.0755306909964</text:p>
          </table:table-cell>
          <table:table-cell office:value-type="float" office:value="11.746922706009" calcext:value-type="float">
            <text:p>11.746922706009</text:p>
          </table:table-cell>
          <table:table-cell office:value-type="string" calcext:value-type="string">
            <text:p>Ikuchi</text:p>
          </table:table-cell>
          <table:table-cell office:value-type="string" calcext:value-type="string">
            <text:p>Maurasi</text:p>
          </table:table-cell>
          <table:table-cell office:value-type="string" calcext:value-type="string">
            <text:p>Muvolailen</text:p>
          </table:table-cell>
          <table:table-cell office:value-type="string" calcext:value-type="string">
            <text:p>New Caldari</text:p>
          </table:table-cell>
          <table:table-cell office:value-type="string" calcext:value-type="string">
            <text:p>Niyabainen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obasek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-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ameto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9.2130315508664" calcext:value-type="float">
            <text:p>-9.2130315508664</text:p>
          </table:table-cell>
          <table:table-cell office:value-type="float" office:value="7.332256331714" calcext:value-type="float">
            <text:p>7.332256331714</text:p>
          </table:table-cell>
          <table:table-cell office:value-type="float" office:value="9.8168800459992" calcext:value-type="float">
            <text:p>9.8168800459992</text:p>
          </table:table-cell>
          <table:table-cell office:value-type="string" calcext:value-type="string">
            <text:p>Liekuri</text:p>
          </table:table-cell>
          <table:table-cell office:value-type="string" calcext:value-type="string">
            <text:p>New Caldari</text:p>
          </table:table-cell>
          <table:table-cell office:value-type="string" calcext:value-type="string">
            <text:p>Otela</text:p>
          </table:table-cell>
          <table:table-cell office:value-type="string" calcext:value-type="string">
            <text:p>Poine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jo-sa-me-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kaken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5378872936879" calcext:value-type="float">
            <text:p>-8.5378872936879</text:p>
          </table:table-cell>
          <table:table-cell office:value-type="float" office:value="6.9231610131568" calcext:value-type="float">
            <text:p>6.9231610131568</text:p>
          </table:table-cell>
          <table:table-cell office:value-type="float" office:value="12.4052345392799" calcext:value-type="float">
            <text:p>12.4052345392799</text:p>
          </table:table-cell>
          <table:table-cell office:value-type="string" calcext:value-type="string">
            <text:p>Onuse</text:p>
          </table:table-cell>
          <table:table-cell office:value-type="string" calcext:value-type="string">
            <text:p>Ukkal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kei-ka-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-i-ka-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-i-ka-ke-n</text:p>
          </table:table-cell>
        </table:table-row>
        <table:table-row table:style-name="ro1">
          <table:table-cell office:value-type="string" calcext:value-type="string">
            <text:p>Kiainti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8.6248913562828" calcext:value-type="float">
            <text:p>-8.6248913562828</text:p>
          </table:table-cell>
          <table:table-cell office:value-type="float" office:value="7.5565817208425" calcext:value-type="float">
            <text:p>7.5565817208425</text:p>
          </table:table-cell>
          <table:table-cell office:value-type="float" office:value="13.3868723702964" calcext:value-type="float">
            <text:p>13.3868723702964</text:p>
          </table:table-cell>
          <table:table-cell office:value-type="string" calcext:value-type="string">
            <text:p>Hentogaira</text:p>
          </table:table-cell>
          <table:table-cell office:value-type="string" calcext:value-type="string">
            <text:p>Otsela</text:p>
          </table:table-cell>
          <table:table-cell office:value-type="string" calcext:value-type="string">
            <text:p>Vasala</text:p>
          </table:table-cell>
          <table:table-cell office:value-type="string" calcext:value-type="string">
            <text:p>Walvali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ki-ain-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-a-in-t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-a-i-n-ti</text:p>
          </table:table-cell>
        </table:table-row>
        <table:table-row table:style-name="ro1">
          <table:table-cell office:value-type="string" calcext:value-type="string">
            <text:p>Kis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6079097582848" calcext:value-type="float">
            <text:p>-13.6079097582848</text:p>
          </table:table-cell>
          <table:table-cell office:value-type="float" office:value="6.7458193520383" calcext:value-type="float">
            <text:p>6.7458193520383</text:p>
          </table:table-cell>
          <table:table-cell office:value-type="float" office:value="8.9182007574952" calcext:value-type="float">
            <text:p>8.9182007574952</text:p>
          </table:table-cell>
          <table:table-cell office:value-type="string" calcext:value-type="string">
            <text:p>Url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ki-so-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siki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0721980938047" calcext:value-type="float">
            <text:p>-7.0721980938047</text:p>
          </table:table-cell>
          <table:table-cell office:value-type="float" office:value="9.078872993526" calcext:value-type="float">
            <text:p>9.078872993526</text:p>
          </table:table-cell>
          <table:table-cell office:value-type="float" office:value="10.0083466612427" calcext:value-type="float">
            <text:p>10.0083466612427</text:p>
          </table:table-cell>
          <table:table-cell office:value-type="string" calcext:value-type="string">
            <text:p>Airaken</text:p>
          </table:table-cell>
          <table:table-cell office:value-type="string" calcext:value-type="string">
            <text:p>Nuken</text:p>
          </table:table-cell>
          <table:table-cell office:value-type="string" calcext:value-type="string">
            <text:p>Osm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kor-si-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mabe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1.455264912827" calcext:value-type="float">
            <text:p>-11.455264912827</text:p>
          </table:table-cell>
          <table:table-cell office:value-type="float" office:value="5.2214525295879" calcext:value-type="float">
            <text:p>5.2214525295879</text:p>
          </table:table-cell>
          <table:table-cell office:value-type="float" office:value="11.6245911522904" calcext:value-type="float">
            <text:p>11.6245911522904</text:p>
          </table:table-cell>
          <table:table-cell office:value-type="string" calcext:value-type="string">
            <text:p>Itamo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kail-ma-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-m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kuri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9.7891661368236" calcext:value-type="float">
            <text:p>-9.7891661368236</text:p>
          </table:table-cell>
          <table:table-cell office:value-type="float" office:value="7.8597152570088" calcext:value-type="float">
            <text:p>7.8597152570088</text:p>
          </table:table-cell>
          <table:table-cell office:value-type="float" office:value="10.1436453611753" calcext:value-type="float">
            <text:p>10.1436453611753</text:p>
          </table:table-cell>
          <table:table-cell office:value-type="string" calcext:value-type="string">
            <text:p>Josameto</text:p>
          </table:table-cell>
          <table:table-cell office:value-type="string" calcext:value-type="string">
            <text:p>Obanen</text:p>
          </table:table-cell>
          <table:table-cell office:value-type="string" calcext:value-type="string">
            <text:p>Poin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lai-ku-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-e-ku-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tista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1.9280441488417" calcext:value-type="float">
            <text:p>-11.9280441488417</text:p>
          </table:table-cell>
          <table:table-cell office:value-type="float" office:value="4.1954931165541" calcext:value-type="float">
            <text:p>4.1954931165541</text:p>
          </table:table-cell>
          <table:table-cell office:value-type="float" office:value="10.7985141986103" calcext:value-type="float">
            <text:p>10.7985141986103</text:p>
          </table:table-cell>
          <table:table-cell office:value-type="string" calcext:value-type="string">
            <text:p>Mitsol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mah-tis-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a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7.505326966156" calcext:value-type="float">
            <text:p>-7.505326966156</text:p>
          </table:table-cell>
          <table:table-cell office:value-type="float" office:value="5.3824894190536" calcext:value-type="float">
            <text:p>5.3824894190536</text:p>
          </table:table-cell>
          <table:table-cell office:value-type="float" office:value="9.2250562872997" calcext:value-type="float">
            <text:p>9.2250562872997</text:p>
          </table:table-cell>
          <table:table-cell office:value-type="string" calcext:value-type="string">
            <text:p>Akora</text:p>
          </table:table-cell>
          <table:table-cell office:value-type="string" calcext:value-type="string">
            <text:p>Purjol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ai-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-i-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akomon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9.8770633184004" calcext:value-type="float">
            <text:p>-9.8770633184004</text:p>
          </table:table-cell>
          <table:table-cell office:value-type="float" office:value="6.8755339764813" calcext:value-type="float">
            <text:p>6.8755339764813</text:p>
          </table:table-cell>
          <table:table-cell office:value-type="float" office:value="14.2214368971923" calcext:value-type="float">
            <text:p>14.2214368971923</text:p>
          </table:table-cell>
          <table:table-cell office:value-type="string" calcext:value-type="string">
            <text:p>Eruka</text:p>
          </table:table-cell>
          <table:table-cell office:value-type="string" calcext:value-type="string">
            <text:p>Ohkunen</text:p>
          </table:table-cell>
          <table:table-cell office:value-type="string" calcext:value-type="string">
            <text:p>Osaa</text:p>
          </table:table-cell>
          <table:table-cell office:value-type="string" calcext:value-type="string">
            <text:p>Uchosh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mas-ta-ko-m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-ta-ko-mo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asi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2.5986646920959" calcext:value-type="float">
            <text:p>-12.5986646920959</text:p>
          </table:table-cell>
          <table:table-cell office:value-type="float" office:value="5.8522258220589" calcext:value-type="float">
            <text:p>5.8522258220589</text:p>
          </table:table-cell>
          <table:table-cell office:value-type="float" office:value="11.0028861626783" calcext:value-type="float">
            <text:p>11.0028861626783</text:p>
          </table:table-cell>
          <table:table-cell office:value-type="string" calcext:value-type="string">
            <text:p>Itamo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Muvolailen</text:p>
          </table:table-cell>
          <table:table-cell office:value-type="string" calcext:value-type="string">
            <text:p>Perimet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u-ra-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-u-ra-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oya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5.9499797277264" calcext:value-type="float">
            <text:p>-5.9499797277264</text:p>
          </table:table-cell>
          <table:table-cell office:value-type="float" office:value="4.3962551893727" calcext:value-type="float">
            <text:p>4.3962551893727</text:p>
          </table:table-cell>
          <table:table-cell office:value-type="float" office:value="8.5605058633409" calcext:value-type="float">
            <text:p>8.5605058633409</text:p>
          </table:table-cell>
          <table:table-cell office:value-type="string" calcext:value-type="string">
            <text:p>Akora</text:p>
          </table:table-cell>
          <table:table-cell office:value-type="string" calcext:value-type="string">
            <text:p>Tasti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e-so-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solen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2.0342524769332" calcext:value-type="float">
            <text:p>-12.0342524769332</text:p>
          </table:table-cell>
          <table:table-cell office:value-type="float" office:value="4.0196058733944" calcext:value-type="float">
            <text:p>4.0196058733944</text:p>
          </table:table-cell>
          <table:table-cell office:value-type="float" office:value="11.4066274472987" calcext:value-type="float">
            <text:p>11.4066274472987</text:p>
          </table:table-cell>
          <table:table-cell office:value-type="string" calcext:value-type="string">
            <text:p>Itamo</text:p>
          </table:table-cell>
          <table:table-cell office:value-type="string" calcext:value-type="string">
            <text:p>Mahtist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i-tso-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ld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6591309420335" calcext:value-type="float">
            <text:p>-13.6591309420335</text:p>
          </table:table-cell>
          <table:table-cell office:value-type="float" office:value="6.8606618110891" calcext:value-type="float">
            <text:p>6.8606618110891</text:p>
          </table:table-cell>
          <table:table-cell office:value-type="float" office:value="11.4489542252206" calcext:value-type="float">
            <text:p>11.4489542252206</text:p>
          </table:table-cell>
          <table:table-cell office:value-type="string" calcext:value-type="string">
            <text:p>Alikara</text:p>
          </table:table-cell>
          <table:table-cell office:value-type="string" calcext:value-type="string">
            <text:p>Hirtamon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Josameto</text:p>
          </table:table-cell>
          <table:table-cell office:value-type="string" calcext:value-type="string">
            <text:p>Malkalen</text:p>
          </table:table-cell>
          <table:table-cell office:value-type="string" calcext:value-type="string">
            <text:p>Niyabain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u-kal-da-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yabainen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4.4006154015412" calcext:value-type="float">
            <text:p>-14.4006154015412</text:p>
          </table:table-cell>
          <table:table-cell office:value-type="float" office:value="6.658220817581" calcext:value-type="float">
            <text:p>6.658220817581</text:p>
          </table:table-cell>
          <table:table-cell office:value-type="float" office:value="10.790963149708" calcext:value-type="float">
            <text:p>10.790963149708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New Caldari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Tunttara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ni-ya-bai-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-ya-ba-i-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aa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0.2548997380213" calcext:value-type="float">
            <text:p>-10.2548997380213</text:p>
          </table:table-cell>
          <table:table-cell office:value-type="float" office:value="7.5165714802187" calcext:value-type="float">
            <text:p>7.5165714802187</text:p>
          </table:table-cell>
          <table:table-cell office:value-type="float" office:value="9.4340483397354" calcext:value-type="float">
            <text:p>9.4340483397354</text:p>
          </table:table-cell>
          <table:table-cell office:value-type="string" calcext:value-type="string">
            <text:p>Geras</text:p>
          </table:table-cell>
          <table:table-cell office:value-type="string" calcext:value-type="string">
            <text:p>Poinen</text:p>
          </table:table-cell>
          <table:table-cell office:value-type="string" calcext:value-type="string">
            <text:p>Saisi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o-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ken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6180769862614" calcext:value-type="float">
            <text:p>-7.6180769862614</text:p>
          </table:table-cell>
          <table:table-cell office:value-type="float" office:value="9.4917432117309" calcext:value-type="float">
            <text:p>9.4917432117309</text:p>
          </table:table-cell>
          <table:table-cell office:value-type="float" office:value="10.5753962994865" calcext:value-type="float">
            <text:p>10.5753962994865</text:p>
          </table:table-cell>
          <table:table-cell office:value-type="string" calcext:value-type="string">
            <text:p>Korsiki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u-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-k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nen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9.2264165649075" calcext:value-type="float">
            <text:p>-9.2264165649075</text:p>
          </table:table-cell>
          <table:table-cell office:value-type="float" office:value="8.6910162487319" calcext:value-type="float">
            <text:p>8.6910162487319</text:p>
          </table:table-cell>
          <table:table-cell office:value-type="float" office:value="9.947902221411" calcext:value-type="float">
            <text:p>9.947902221411</text:p>
          </table:table-cell>
          <table:table-cell office:value-type="string" calcext:value-type="string">
            <text:p>Liekuri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Poin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o-ba-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-ba-n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9.2842412380596" calcext:value-type="float">
            <text:p>-9.2842412380596</text:p>
          </table:table-cell>
          <table:table-cell office:value-type="float" office:value="7.082512143084" calcext:value-type="float">
            <text:p>7.082512143084</text:p>
          </table:table-cell>
          <table:table-cell office:value-type="float" office:value="14.7778397330121" calcext:value-type="float">
            <text:p>14.7778397330121</text:p>
          </table:table-cell>
          <table:table-cell office:value-type="string" calcext:value-type="string">
            <text:p>Hakonen</text:p>
          </table:table-cell>
          <table:table-cell office:value-type="string" calcext:value-type="string">
            <text:p>Ohkunen</text:p>
          </table:table-cell>
          <table:table-cell office:value-type="string" calcext:value-type="string">
            <text:p>P3EN-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-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kunen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9.5201798824679" calcext:value-type="float">
            <text:p>-9.5201798824679</text:p>
          </table:table-cell>
          <table:table-cell office:value-type="float" office:value="7.1478286886617" calcext:value-type="float">
            <text:p>7.1478286886617</text:p>
          </table:table-cell>
          <table:table-cell office:value-type="float" office:value="14.5820715800665" calcext:value-type="float">
            <text:p>14.5820715800665</text:p>
          </table:table-cell>
          <table:table-cell office:value-type="string" calcext:value-type="string">
            <text:p>Mastakomon</text:p>
          </table:table-cell>
          <table:table-cell office:value-type="string" calcext:value-type="string">
            <text:p>Ob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o-ku-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-ku-n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mahailen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4.9794153665098" calcext:value-type="float">
            <text:p>-14.9794153665098</text:p>
          </table:table-cell>
          <table:table-cell office:value-type="float" office:value="4.2906489131106" calcext:value-type="float">
            <text:p>4.2906489131106</text:p>
          </table:table-cell>
          <table:table-cell office:value-type="float" office:value="10.4942953561997" calcext:value-type="float">
            <text:p>10.4942953561997</text:p>
          </table:table-cell>
          <table:table-cell office:value-type="string" calcext:value-type="string">
            <text:p>Eskunen</text:p>
          </table:table-cell>
          <table:table-cell office:value-type="string" calcext:value-type="string">
            <text:p>Hykkota</text:p>
          </table:table-cell>
          <table:table-cell office:value-type="string" calcext:value-type="string">
            <text:p>Outun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-ma-hai-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-ma-ha-i-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anen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6.1751814485782" calcext:value-type="float">
            <text:p>-6.1751814485782</text:p>
          </table:table-cell>
          <table:table-cell office:value-type="float" office:value="8.1424075328876" calcext:value-type="float">
            <text:p>8.1424075328876</text:p>
          </table:table-cell>
          <table:table-cell office:value-type="float" office:value="9.8236056587453" calcext:value-type="float">
            <text:p>9.8236056587453</text:p>
          </table:table-cell>
          <table:table-cell office:value-type="string" calcext:value-type="string">
            <text:p>Airaken</text:p>
          </table:table-cell>
          <table:table-cell office:value-type="string" calcext:value-type="string">
            <text:p>Akora</text:p>
          </table:table-cell>
          <table:table-cell office:value-type="string" calcext:value-type="string">
            <text:p>BWF-ZZ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oi-ja-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-i-ja-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-i-ja-ne-n</text:p>
          </table:table-cell>
        </table:table-row>
        <table:table-row table:style-name="ro1">
          <table:table-cell office:value-type="string" calcext:value-type="string">
            <text:p>Olo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8.2674429158757" calcext:value-type="float">
            <text:p>-8.2674429158757</text:p>
          </table:table-cell>
          <table:table-cell office:value-type="float" office:value="9.1778683478205" calcext:value-type="float">
            <text:p>9.1778683478205</text:p>
          </table:table-cell>
          <table:table-cell office:value-type="float" office:value="10.019445172953" calcext:value-type="float">
            <text:p>10.019445172953</text:p>
          </table:table-cell>
          <table:table-cell office:value-type="string" calcext:value-type="string">
            <text:p>Ishisomo</text:p>
          </table:table-cell>
          <table:table-cell office:value-type="string" calcext:value-type="string">
            <text:p>Obanen</text:p>
          </table:table-cell>
          <table:table-cell office:value-type="string" calcext:value-type="string">
            <text:p>Osm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-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us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5085835738406" calcext:value-type="float">
            <text:p>-8.5085835738406</text:p>
          </table:table-cell>
          <table:table-cell office:value-type="float" office:value="6.7976165267857" calcext:value-type="float">
            <text:p>6.7976165267857</text:p>
          </table:table-cell>
          <table:table-cell office:value-type="float" office:value="12.0548162843502" calcext:value-type="float">
            <text:p>12.0548162843502</text:p>
          </table:table-cell>
          <table:table-cell office:value-type="string" calcext:value-type="string">
            <text:p>Akkilen</text:p>
          </table:table-cell>
          <table:table-cell office:value-type="string" calcext:value-type="string">
            <text:p>Keikaken</text:p>
          </table:table-cell>
          <table:table-cell office:value-type="string" calcext:value-type="string">
            <text:p>Vattuol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n-y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-nu-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a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8.9381362917663" calcext:value-type="float">
            <text:p>-8.9381362917663</text:p>
          </table:table-cell>
          <table:table-cell office:value-type="float" office:value="6.4605950613365" calcext:value-type="float">
            <text:p>6.4605950613365</text:p>
          </table:table-cell>
          <table:table-cell office:value-type="float" office:value="14.710499737698" calcext:value-type="float">
            <text:p>14.710499737698</text:p>
          </table:table-cell>
          <table:table-cell office:value-type="string" calcext:value-type="string">
            <text:p>Eruka</text:p>
          </table:table-cell>
          <table:table-cell office:value-type="string" calcext:value-type="string">
            <text:p>Mastakomon</text:p>
          </table:table-cell>
          <table:table-cell office:value-type="string" calcext:value-type="string">
            <text:p>Otanuom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-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-sa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on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7217221952519" calcext:value-type="float">
            <text:p>-7.7217221952519</text:p>
          </table:table-cell>
          <table:table-cell office:value-type="float" office:value="9.4499632012503" calcext:value-type="float">
            <text:p>9.4499632012503</text:p>
          </table:table-cell>
          <table:table-cell office:value-type="float" office:value="9.8490970700105" calcext:value-type="float">
            <text:p>9.8490970700105</text:p>
          </table:table-cell>
          <table:table-cell office:value-type="string" calcext:value-type="string">
            <text:p>Inaya</text:p>
          </table:table-cell>
          <table:table-cell office:value-type="string" calcext:value-type="string">
            <text:p>Korsiki</text:p>
          </table:table-cell>
          <table:table-cell office:value-type="string" calcext:value-type="string">
            <text:p>Ol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os-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-mo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nuomi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8.7373257684406" calcext:value-type="float">
            <text:p>-8.7373257684406</text:p>
          </table:table-cell>
          <table:table-cell office:value-type="float" office:value="7.5689721980109" calcext:value-type="float">
            <text:p>7.5689721980109</text:p>
          </table:table-cell>
          <table:table-cell office:value-type="float" office:value="14.2703848208881" calcext:value-type="float">
            <text:p>14.2703848208881</text:p>
          </table:table-cell>
          <table:table-cell office:value-type="string" calcext:value-type="string">
            <text:p>Osaa</text:p>
          </table:table-cell>
          <table:table-cell office:value-type="string" calcext:value-type="string">
            <text:p>Otsela</text:p>
          </table:table-cell>
          <table:table-cell office:value-type="string" calcext:value-type="string">
            <text:p>Vasala</text:p>
          </table:table-cell>
          <table:table-cell office:value-type="string" calcext:value-type="string">
            <text:p>Vouskiaho</text:p>
          </table:table-cell>
          <table:table-cell office:value-type="string" calcext:value-type="string">
            <text:p>Walvali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u-ta-nuo-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-ta-nu-o-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la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8.9620400993906" calcext:value-type="float">
            <text:p>-8.9620400993906</text:p>
          </table:table-cell>
          <table:table-cell office:value-type="float" office:value="7.5048904312138" calcext:value-type="float">
            <text:p>7.5048904312138</text:p>
          </table:table-cell>
          <table:table-cell office:value-type="float" office:value="9.3501974138973" calcext:value-type="float">
            <text:p>9.3501974138973</text:p>
          </table:table-cell>
          <table:table-cell office:value-type="string" calcext:value-type="string">
            <text:p>Josameto</text:p>
          </table:table-cell>
          <table:table-cell office:value-type="string" calcext:value-type="string">
            <text:p>Poin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o-te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itoh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6.7227266627176" calcext:value-type="float">
            <text:p>-6.7227266627176</text:p>
          </table:table-cell>
          <table:table-cell office:value-type="float" office:value="9.5976161045141" calcext:value-type="float">
            <text:p>9.5976161045141</text:p>
          </table:table-cell>
          <table:table-cell office:value-type="float" office:value="11.7443205957308" calcext:value-type="float">
            <text:p>11.7443205957308</text:p>
          </table:table-cell>
          <table:table-cell office:value-type="string" calcext:value-type="string">
            <text:p>Friggi</text:p>
          </table:table-cell>
          <table:table-cell office:value-type="string" calcext:value-type="string">
            <text:p>Ihakan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o-ti-to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omainen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7781167009086" calcext:value-type="float">
            <text:p>-7.7781167009086</text:p>
          </table:table-cell>
          <table:table-cell office:value-type="float" office:value="10.1875086740644" calcext:value-type="float">
            <text:p>10.1875086740644</text:p>
          </table:table-cell>
          <table:table-cell office:value-type="float" office:value="11.8873630934831" calcext:value-type="float">
            <text:p>11.8873630934831</text:p>
          </table:table-cell>
          <table:table-cell office:value-type="string" calcext:value-type="string">
            <text:p>Ihakan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o-to-mai-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-to-ma-i-n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-to-ma-i-ne-n</text:p>
          </table:table-cell>
        </table:table-row>
        <table:table-row table:style-name="ro1">
          <table:table-cell office:value-type="string" calcext:value-type="string">
            <text:p>Otosela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5.2098566493882" calcext:value-type="float">
            <text:p>-5.2098566493882</text:p>
          </table:table-cell>
          <table:table-cell office:value-type="float" office:value="3.8108579883114" calcext:value-type="float">
            <text:p>3.8108579883114</text:p>
          </table:table-cell>
          <table:table-cell office:value-type="float" office:value="8.310314834809" calcext:value-type="float">
            <text:p>8.310314834809</text:p>
          </table:table-cell>
          <table:table-cell office:value-type="string" calcext:value-type="string">
            <text:p>Akkio</text:p>
          </table:table-cell>
          <table:table-cell office:value-type="string" calcext:value-type="string">
            <text:p>Tasti</text:p>
          </table:table-cell>
          <table:table-cell office:value-type="string" calcext:value-type="string">
            <text:p>Uemo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-to-se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sela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8.5132088119882" calcext:value-type="float">
            <text:p>-8.5132088119882</text:p>
          </table:table-cell>
          <table:table-cell office:value-type="float" office:value="8.3810881899432" calcext:value-type="float">
            <text:p>8.3810881899432</text:p>
          </table:table-cell>
          <table:table-cell office:value-type="float" office:value="13.6751732425879" calcext:value-type="float">
            <text:p>13.6751732425879</text:p>
          </table:table-cell>
          <table:table-cell office:value-type="string" calcext:value-type="string">
            <text:p>Hentogaira</text:p>
          </table:table-cell>
          <table:table-cell office:value-type="string" calcext:value-type="string">
            <text:p>Ihakana</text:p>
          </table:table-cell>
          <table:table-cell office:value-type="string" calcext:value-type="string">
            <text:p>Kiainti</text:p>
          </table:table-cell>
          <table:table-cell office:value-type="string" calcext:value-type="string">
            <text:p>Otanuomi</text:p>
          </table:table-cell>
          <table:table-cell office:value-type="string" calcext:value-type="string">
            <text:p>Vasala</text:p>
          </table:table-cell>
          <table:table-cell office:value-type="string" calcext:value-type="string">
            <text:p>Walvali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-tse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uni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4.8747791926887" calcext:value-type="float">
            <text:p>-14.8747791926887</text:p>
          </table:table-cell>
          <table:table-cell office:value-type="float" office:value="4.6121248524093" calcext:value-type="float">
            <text:p>4.6121248524093</text:p>
          </table:table-cell>
          <table:table-cell office:value-type="float" office:value="10.7892563654426" calcext:value-type="float">
            <text:p>10.7892563654426</text:p>
          </table:table-cell>
          <table:table-cell office:value-type="string" calcext:value-type="string">
            <text:p>Eskunen</text:p>
          </table:table-cell>
          <table:table-cell office:value-type="string" calcext:value-type="string">
            <text:p>Hykkota</text:p>
          </table:table-cell>
          <table:table-cell office:value-type="string" calcext:value-type="string">
            <text:p>Ohmahail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o-tu-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ala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4.2283398381836" calcext:value-type="float">
            <text:p>-4.2283398381836</text:p>
          </table:table-cell>
          <table:table-cell office:value-type="float" office:value="3.6450209718985" calcext:value-type="float">
            <text:p>3.6450209718985</text:p>
          </table:table-cell>
          <table:table-cell office:value-type="float" office:value="8.3241714215686" calcext:value-type="float">
            <text:p>8.3241714215686</text:p>
          </table:table-cell>
          <table:table-cell office:value-type="string" calcext:value-type="string">
            <text:p>LXQ2-T</text:p>
          </table:table-cell>
          <table:table-cell office:value-type="string" calcext:value-type="string">
            <text:p>Uemo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meter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4.3265233088943" calcext:value-type="float">
            <text:p>-14.3265233088943</text:p>
          </table:table-cell>
          <table:table-cell office:value-type="float" office:value="6.4923714928939" calcext:value-type="float">
            <text:p>6.4923714928939</text:p>
          </table:table-cell>
          <table:table-cell office:value-type="float" office:value="10.4178623206742" calcext:value-type="float">
            <text:p>10.4178623206742</text:p>
          </table:table-cell>
          <table:table-cell office:value-type="string" calcext:value-type="string">
            <text:p>Iyen-Oursta</text:p>
          </table:table-cell>
          <table:table-cell office:value-type="string" calcext:value-type="string">
            <text:p>Jita</text:p>
          </table:table-cell>
          <table:table-cell office:value-type="string" calcext:value-type="string">
            <text:p>Maurasi</text:p>
          </table:table-cell>
          <table:table-cell office:value-type="string" calcext:value-type="string">
            <text:p>Niyabainen</text:p>
          </table:table-cell>
          <table:table-cell office:value-type="string" calcext:value-type="string">
            <text:p>Urle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e-ri-me-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en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nirvura</text:p>
          </table:table-cell>
          <table:table-cell office:value-type="float" office:value="-9.8339802584918" calcext:value-type="float">
            <text:p>-9.8339802584918</text:p>
          </table:table-cell>
          <table:table-cell office:value-type="float" office:value="7.8354963012338" calcext:value-type="float">
            <text:p>7.8354963012338</text:p>
          </table:table-cell>
          <table:table-cell office:value-type="float" office:value="9.4106146334551" calcext:value-type="float">
            <text:p>9.4106146334551</text:p>
          </table:table-cell>
          <table:table-cell office:value-type="string" calcext:value-type="string">
            <text:p>Josameto</text:p>
          </table:table-cell>
          <table:table-cell office:value-type="string" calcext:value-type="string">
            <text:p>Liekuri</text:p>
          </table:table-cell>
          <table:table-cell office:value-type="string" calcext:value-type="string">
            <text:p>Nomaa</text:p>
          </table:table-cell>
          <table:table-cell office:value-type="string" calcext:value-type="string">
            <text:p>Obanen</text:p>
          </table:table-cell>
          <table:table-cell office:value-type="string" calcext:value-type="string">
            <text:p>Ote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i-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-i-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jola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7.7427722890399" calcext:value-type="float">
            <text:p>-7.7427722890399</text:p>
          </table:table-cell>
          <table:table-cell office:value-type="float" office:value="5.6702680110698" calcext:value-type="float">
            <text:p>5.6702680110698</text:p>
          </table:table-cell>
          <table:table-cell office:value-type="float" office:value="8.6131101308787" calcext:value-type="float">
            <text:p>8.6131101308787</text:p>
          </table:table-cell>
          <table:table-cell office:value-type="string" calcext:value-type="string">
            <text:p>Ikami</text:p>
          </table:table-cell>
          <table:table-cell office:value-type="string" calcext:value-type="string">
            <text:p>Maila</text:p>
          </table:table-cell>
          <table:table-cell office:value-type="string" calcext:value-type="string">
            <text:p>Reis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ur-jo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sen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atalo</text:p>
          </table:table-cell>
          <table:table-cell office:value-type="float" office:value="-7.7053481017231" calcext:value-type="float">
            <text:p>-7.7053481017231</text:p>
          </table:table-cell>
          <table:table-cell office:value-type="float" office:value="6.2725338224277" calcext:value-type="float">
            <text:p>6.2725338224277</text:p>
          </table:table-cell>
          <table:table-cell office:value-type="float" office:value="8.2171575207533" calcext:value-type="float">
            <text:p>8.2171575207533</text:p>
          </table:table-cell>
          <table:table-cell office:value-type="string" calcext:value-type="string">
            <text:p>Akora</text:p>
          </table:table-cell>
          <table:table-cell office:value-type="string" calcext:value-type="string">
            <text:p>Ikami</text:p>
          </table:table-cell>
          <table:table-cell office:value-type="string" calcext:value-type="string">
            <text:p>Purjo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i-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i-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-i-se-n</text:p>
          </table:table-cell>
        </table:table-row>
        <table:table-row table:style-name="ro1">
          <table:table-cell office:value-type="string" calcext:value-type="string">
            <text:p>Saisio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10.2163624625311" calcext:value-type="float">
            <text:p>-10.2163624625311</text:p>
          </table:table-cell>
          <table:table-cell office:value-type="float" office:value="6.8025013230596" calcext:value-type="float">
            <text:p>6.8025013230596</text:p>
          </table:table-cell>
          <table:table-cell office:value-type="float" office:value="9.8881007684085" calcext:value-type="float">
            <text:p>9.8881007684085</text:p>
          </table:table-cell>
          <table:table-cell office:value-type="string" calcext:value-type="string">
            <text:p>Abagawa</text:p>
          </table:table-cell>
          <table:table-cell office:value-type="string" calcext:value-type="string">
            <text:p>Jakanerva</text:p>
          </table:table-cell>
          <table:table-cell office:value-type="string" calcext:value-type="string">
            <text:p>Noma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ai-s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-i-s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-i-syo</text:p>
          </table:table-cell>
        </table:table-row>
        <table:table-row table:style-name="ro1">
          <table:table-cell office:value-type="string" calcext:value-type="string">
            <text:p>Sakenta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Ihilakken</text:p>
          </table:table-cell>
          <table:table-cell office:value-type="float" office:value="-14.0996816819161" calcext:value-type="float">
            <text:p>-14.0996816819161</text:p>
          </table:table-cell>
          <table:table-cell office:value-type="float" office:value="6.3157462493689" calcext:value-type="float">
            <text:p>6.3157462493689</text:p>
          </table:table-cell>
          <table:table-cell office:value-type="float" office:value="11.3295800169879" calcext:value-type="float">
            <text:p>11.3295800169879</text:p>
          </table:table-cell>
          <table:table-cell office:value-type="string" calcext:value-type="string">
            <text:p>Ikuchi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sa-ke-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kkikainen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7161361552657" calcext:value-type="float">
            <text:p>-7.7161361552657</text:p>
          </table:table-cell>
          <table:table-cell office:value-type="float" office:value="8.4780754185008" calcext:value-type="float">
            <text:p>8.4780754185008</text:p>
          </table:table-cell>
          <table:table-cell office:value-type="float" office:value="11.8987926624497" calcext:value-type="float">
            <text:p>11.8987926624497</text:p>
          </table:table-cell>
          <table:table-cell office:value-type="string" calcext:value-type="string">
            <text:p>Airmia</text:p>
          </table:table-cell>
          <table:table-cell office:value-type="string" calcext:value-type="string">
            <text:p>Friggi</text:p>
          </table:table-cell>
          <table:table-cell office:value-type="string" calcext:value-type="string">
            <text:p>Ishisomo</text:p>
          </table:table-cell>
          <table:table-cell office:value-type="string" calcext:value-type="string">
            <text:p>Vahunom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sa-ki-kai-k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-ki-ka-i-n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-ki-ka-i-ne-n</text:p>
          </table:table-cell>
        </table:table-row>
        <table:table-row table:style-name="ro1">
          <table:table-cell office:value-type="string" calcext:value-type="string">
            <text:p>Senda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2.5231920215349" calcext:value-type="float">
            <text:p>-12.5231920215349</text:p>
          </table:table-cell>
          <table:table-cell office:value-type="float" office:value="7.1935311888779" calcext:value-type="float">
            <text:p>7.1935311888779</text:p>
          </table:table-cell>
          <table:table-cell office:value-type="float" office:value="9.2573171534548" calcext:value-type="float">
            <text:p>9.2573171534548</text:p>
          </table:table-cell>
          <table:table-cell office:value-type="string" calcext:value-type="string">
            <text:p>Shihuken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se-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huken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2.2231920215349" calcext:value-type="float">
            <text:p>-12.2231920215349</text:p>
          </table:table-cell>
          <table:table-cell office:value-type="float" office:value="7.1935311888779" calcext:value-type="float">
            <text:p>7.1935311888779</text:p>
          </table:table-cell>
          <table:table-cell office:value-type="float" office:value="9.5573171534548" calcext:value-type="float">
            <text:p>9.5573171534548</text:p>
          </table:table-cell>
          <table:table-cell office:value-type="string" calcext:value-type="string">
            <text:p>Senda</text:p>
          </table:table-cell>
          <table:table-cell office:value-type="string" calcext:value-type="string">
            <text:p>Tuuriainas</text:p>
          </table:table-cell>
          <table:table-cell office:value-type="string" calcext:value-type="string">
            <text:p>Unpa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shi-hu-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en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9.5471522233092" calcext:value-type="float">
            <text:p>-9.5471522233092</text:p>
          </table:table-cell>
          <table:table-cell office:value-type="float" office:value="8.8916004792328" calcext:value-type="float">
            <text:p>8.8916004792328</text:p>
          </table:table-cell>
          <table:table-cell office:value-type="float" office:value="12.2998899028655" calcext:value-type="float">
            <text:p>12.2998899028655</text:p>
          </table:table-cell>
          <table:table-cell office:value-type="string" calcext:value-type="string">
            <text:p>Soshin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si-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-l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eshin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2.2129903072428" calcext:value-type="float">
            <text:p>-12.2129903072428</text:p>
          </table:table-cell>
          <table:table-cell office:value-type="float" office:value="7.7294450297187" calcext:value-type="float">
            <text:p>7.7294450297187</text:p>
          </table:table-cell>
          <table:table-cell office:value-type="float" office:value="8.3749938652044" calcext:value-type="float">
            <text:p>8.3749938652044</text:p>
          </table:table-cell>
          <table:table-cell office:value-type="string" calcext:value-type="string">
            <text:p>Inaro</text:p>
          </table:table-cell>
          <table:table-cell office:value-type="string" calcext:value-type="string">
            <text:p>Tuuriaina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ir-sesh-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shin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8744511689197" calcext:value-type="float">
            <text:p>-8.8744511689197</text:p>
          </table:table-cell>
          <table:table-cell office:value-type="float" office:value="8.2634473212852" calcext:value-type="float">
            <text:p>8.2634473212852</text:p>
          </table:table-cell>
          <table:table-cell office:value-type="float" office:value="11.9698603628369" calcext:value-type="float">
            <text:p>11.9698603628369</text:p>
          </table:table-cell>
          <table:table-cell office:value-type="string" calcext:value-type="string">
            <text:p>Akkilen</text:p>
          </table:table-cell>
          <table:table-cell office:value-type="string" calcext:value-type="string">
            <text:p>Silen</text:p>
          </table:table-cell>
          <table:table-cell office:value-type="string" calcext:value-type="string">
            <text:p>Vattuol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o-s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ti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5.610661088007" calcext:value-type="float">
            <text:p>-5.610661088007</text:p>
          </table:table-cell>
          <table:table-cell office:value-type="float" office:value="3.4987154735978" calcext:value-type="float">
            <text:p>3.4987154735978</text:p>
          </table:table-cell>
          <table:table-cell office:value-type="float" office:value="8.273059854572" calcext:value-type="float">
            <text:p>8.273059854572</text:p>
          </table:table-cell>
          <table:table-cell office:value-type="string" calcext:value-type="string">
            <text:p>Messoya</text:p>
          </table:table-cell>
          <table:table-cell office:value-type="string" calcext:value-type="string">
            <text:p>Otosel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tas-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uriainas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1.2954466387456" calcext:value-type="float">
            <text:p>-11.2954466387456</text:p>
          </table:table-cell>
          <table:table-cell office:value-type="float" office:value="8.2223399016554" calcext:value-type="float">
            <text:p>8.2223399016554</text:p>
          </table:table-cell>
          <table:table-cell office:value-type="float" office:value="8.78444699159" calcext:value-type="float">
            <text:p>8.78444699159</text:p>
          </table:table-cell>
          <table:table-cell office:value-type="string" calcext:value-type="string">
            <text:p>Geras</text:p>
          </table:table-cell>
          <table:table-cell office:value-type="string" calcext:value-type="string">
            <text:p>Shihuken</text:p>
          </table:table-cell>
          <table:table-cell office:value-type="string" calcext:value-type="string">
            <text:p>Sirseshi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tu-ri-ai-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-ri-a-i-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oshi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10.0496692320561" calcext:value-type="float">
            <text:p>-10.0496692320561</text:p>
          </table:table-cell>
          <table:table-cell office:value-type="float" office:value="7.3759243099804" calcext:value-type="float">
            <text:p>7.3759243099804</text:p>
          </table:table-cell>
          <table:table-cell office:value-type="float" office:value="14.1126808993396" calcext:value-type="float">
            <text:p>14.1126808993396</text:p>
          </table:table-cell>
          <table:table-cell office:value-type="string" calcext:value-type="string">
            <text:p>Mastakomon</text:p>
          </table:table-cell>
          <table:table-cell office:value-type="string" calcext:value-type="string">
            <text:p>Vouskiaho</text:p>
          </table:table-cell>
          <table:table-cell office:value-type="string" calcext:value-type="string">
            <text:p>Wirashod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u-cho-s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mon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Mivora</text:p>
          </table:table-cell>
          <table:table-cell office:value-type="float" office:value="-4.7216383727837" calcext:value-type="float">
            <text:p>-4.7216383727837</text:p>
          </table:table-cell>
          <table:table-cell office:value-type="float" office:value="3.8423114510375" calcext:value-type="float">
            <text:p>3.8423114510375</text:p>
          </table:table-cell>
          <table:table-cell office:value-type="float" office:value="8.1334279825708" calcext:value-type="float">
            <text:p>8.1334279825708</text:p>
          </table:table-cell>
          <table:table-cell office:value-type="string" calcext:value-type="string">
            <text:p>Fuskunen</text:p>
          </table:table-cell>
          <table:table-cell office:value-type="string" calcext:value-type="string">
            <text:p>Otosela</text:p>
          </table:table-cell>
          <table:table-cell office:value-type="string" calcext:value-type="string">
            <text:p>Paa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e-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-e-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-e-mo-n</text:p>
          </table:table-cell>
        </table:table-row>
        <table:table-row table:style-name="ro1">
          <table:table-cell office:value-type="string" calcext:value-type="string">
            <text:p>Uitra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2.5835093262737" calcext:value-type="float">
            <text:p>-12.5835093262737</text:p>
          </table:table-cell>
          <table:table-cell office:value-type="float" office:value="6.4756684486083" calcext:value-type="float">
            <text:p>6.4756684486083</text:p>
          </table:table-cell>
          <table:table-cell office:value-type="float" office:value="9.9338125228173" calcext:value-type="float">
            <text:p>9.9338125228173</text:p>
          </table:table-cell>
          <table:table-cell office:value-type="string" calcext:value-type="string">
            <text:p>Unpa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u-i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kalen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4473122264473" calcext:value-type="float">
            <text:p>-8.4473122264473</text:p>
          </table:table-cell>
          <table:table-cell office:value-type="float" office:value="6.7280694585549" calcext:value-type="float">
            <text:p>6.7280694585549</text:p>
          </table:table-cell>
          <table:table-cell office:value-type="float" office:value="12.9160044383989" calcext:value-type="float">
            <text:p>12.9160044383989</text:p>
          </table:table-cell>
          <table:table-cell office:value-type="string" calcext:value-type="string">
            <text:p>Keikake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u-ka-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-ka-le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nas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6529579179096" calcext:value-type="float">
            <text:p>-7.6529579179096</text:p>
          </table:table-cell>
          <table:table-cell office:value-type="float" office:value="10.0378874729532" calcext:value-type="float">
            <text:p>10.0378874729532</text:p>
          </table:table-cell>
          <table:table-cell office:value-type="float" office:value="9.2674264705224" calcext:value-type="float">
            <text:p>9.2674264705224</text:p>
          </table:table-cell>
          <table:table-cell office:value-type="string" calcext:value-type="string">
            <text:p>Inay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u-mi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s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nttanen</text:p>
          </table:table-cell>
          <table:table-cell office:value-type="float" office:value="-12.8835093262737" calcext:value-type="float">
            <text:p>-12.8835093262737</text:p>
          </table:table-cell>
          <table:table-cell office:value-type="float" office:value="6.4756684486083" calcext:value-type="float">
            <text:p>6.4756684486083</text:p>
          </table:table-cell>
          <table:table-cell office:value-type="float" office:value="9.8338125228173" calcext:value-type="float">
            <text:p>9.8338125228173</text:p>
          </table:table-cell>
          <table:table-cell office:value-type="string" calcext:value-type="string">
            <text:p>Shihuken</text:p>
          </table:table-cell>
          <table:table-cell office:value-type="string" calcext:value-type="string">
            <text:p>Uitra</text:p>
          </table:table-cell>
          <table:table-cell office:value-type="string" calcext:value-type="string">
            <text:p>Url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n-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oyonen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omon</text:p>
          </table:table-cell>
          <table:table-cell office:value-type="float" office:value="-9.7930895335324" calcext:value-type="float">
            <text:p>-9.7930895335324</text:p>
          </table:table-cell>
          <table:table-cell office:value-type="float" office:value="7.3716882694877" calcext:value-type="float">
            <text:p>7.3716882694877</text:p>
          </table:table-cell>
          <table:table-cell office:value-type="float" office:value="11.6754753932848" calcext:value-type="float">
            <text:p>11.6754753932848</text:p>
          </table:table-cell>
          <table:table-cell office:value-type="string" calcext:value-type="string">
            <text:p>Gekutami</text:p>
          </table:table-cell>
          <table:table-cell office:value-type="string" calcext:value-type="string">
            <text:p>Vattuol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uo-yo-n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-o-yo-n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-o-yo-ne-n</text:p>
          </table:table-cell>
        </table:table-row>
        <table:table-row table:style-name="ro1">
          <table:table-cell office:value-type="string" calcext:value-type="string">
            <text:p>Urlen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Kimotoro</text:p>
          </table:table-cell>
          <table:table-cell office:value-type="float" office:value="-13.9376796022883" calcext:value-type="float">
            <text:p>-13.9376796022883</text:p>
          </table:table-cell>
          <table:table-cell office:value-type="float" office:value="7.1476647043998" calcext:value-type="float">
            <text:p>7.1476647043998</text:p>
          </table:table-cell>
          <table:table-cell office:value-type="float" office:value="9.9524016578105" calcext:value-type="float">
            <text:p>9.9524016578105</text:p>
          </table:table-cell>
          <table:table-cell office:value-type="string" calcext:value-type="string">
            <text:p>Kisogo</text:p>
          </table:table-cell>
          <table:table-cell office:value-type="string" calcext:value-type="string">
            <text:p>Kusomonmon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irppala</text:p>
          </table:table-cell>
          <table:table-cell office:value-type="string" calcext:value-type="string">
            <text:p>Unp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r-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ankalen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Ruomo</text:p>
          </table:table-cell>
          <table:table-cell office:value-type="float" office:value="-10.3816549528156" calcext:value-type="float">
            <text:p>-10.3816549528156</text:p>
          </table:table-cell>
          <table:table-cell office:value-type="float" office:value="5.405241572873" calcext:value-type="float">
            <text:p>5.405241572873</text:p>
          </table:table-cell>
          <table:table-cell office:value-type="float" office:value="10.3154736580374" calcext:value-type="float">
            <text:p>10.3154736580374</text:p>
          </table:table-cell>
          <table:table-cell office:value-type="string" calcext:value-type="string">
            <text:p>Itamo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van-kal-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hunomi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kkelen</text:p>
          </table:table-cell>
          <table:table-cell office:value-type="float" office:value="-7.9721471709403" calcext:value-type="float">
            <text:p>-7.9721471709403</text:p>
          </table:table-cell>
          <table:table-cell office:value-type="float" office:value="8.608386394169" calcext:value-type="float">
            <text:p>8.608386394169</text:p>
          </table:table-cell>
          <table:table-cell office:value-type="float" office:value="12.382244449757" calcext:value-type="float">
            <text:p>12.382244449757</text:p>
          </table:table-cell>
          <table:table-cell office:value-type="string" calcext:value-type="string">
            <text:p>Sakkikainen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va-hu-no-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ala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9.1472835732858" calcext:value-type="float">
            <text:p>-9.1472835732858</text:p>
          </table:table-cell>
          <table:table-cell office:value-type="float" office:value="7.5263794103355" calcext:value-type="float">
            <text:p>7.5263794103355</text:p>
          </table:table-cell>
          <table:table-cell office:value-type="float" office:value="13.6942244860315" calcext:value-type="float">
            <text:p>13.6942244860315</text:p>
          </table:table-cell>
          <table:table-cell office:value-type="string" calcext:value-type="string">
            <text:p>Kiainti</text:p>
          </table:table-cell>
          <table:table-cell office:value-type="string" calcext:value-type="string">
            <text:p>Otanuomi</text:p>
          </table:table-cell>
          <table:table-cell office:value-type="string" calcext:value-type="string">
            <text:p>Otsela</text:p>
          </table:table-cell>
          <table:table-cell office:value-type="string" calcext:value-type="string">
            <text:p>Vouskiaho</text:p>
          </table:table-cell>
          <table:table-cell office:value-type="string" calcext:value-type="string">
            <text:p>Walval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a-sa-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ttuolen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tsabaira</text:p>
          </table:table-cell>
          <table:table-cell office:value-type="float" office:value="-8.7946832829668" calcext:value-type="float">
            <text:p>-8.7946832829668</text:p>
          </table:table-cell>
          <table:table-cell office:value-type="float" office:value="7.6038927357503" calcext:value-type="float">
            <text:p>7.6038927357503</text:p>
          </table:table-cell>
          <table:table-cell office:value-type="float" office:value="11.6470441932998" calcext:value-type="float">
            <text:p>11.6470441932998</text:p>
          </table:table-cell>
          <table:table-cell office:value-type="string" calcext:value-type="string">
            <text:p>Akkilen</text:p>
          </table:table-cell>
          <table:table-cell office:value-type="string" calcext:value-type="string">
            <text:p>Onuse</text:p>
          </table:table-cell>
          <table:table-cell office:value-type="string" calcext:value-type="string">
            <text:p>Soshin</text:p>
          </table:table-cell>
          <table:table-cell office:value-type="string" calcext:value-type="string">
            <text:p>Uoyone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va-tuo-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-tu-o-l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-tu-o-le-n</text:p>
          </table:table-cell>
        </table:table-row>
        <table:table-row table:style-name="ro1">
          <table:table-cell office:value-type="string" calcext:value-type="string">
            <text:p>Vouskiah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9.8457320565911" calcext:value-type="float">
            <text:p>-9.8457320565911</text:p>
          </table:table-cell>
          <table:table-cell office:value-type="float" office:value="7.6531145318146" calcext:value-type="float">
            <text:p>7.6531145318146</text:p>
          </table:table-cell>
          <table:table-cell office:value-type="float" office:value="13.7572842784503" calcext:value-type="float">
            <text:p>13.7572842784503</text:p>
          </table:table-cell>
          <table:table-cell office:value-type="string" calcext:value-type="string">
            <text:p>Otanuomi</text:p>
          </table:table-cell>
          <table:table-cell office:value-type="string" calcext:value-type="string">
            <text:p>Uchoshi</text:p>
          </table:table-cell>
          <table:table-cell office:value-type="string" calcext:value-type="string">
            <text:p>Vasal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os-kya-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s-ki-a-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-us-ki-a-ho</text:p>
          </table:table-cell>
        </table:table-row>
        <table:table-row table:style-name="ro1">
          <table:table-cell office:value-type="string" calcext:value-type="string">
            <text:p>Walvalin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Etsala</text:p>
          </table:table-cell>
          <table:table-cell office:value-type="float" office:value="-8.7128334145349" calcext:value-type="float">
            <text:p>-8.7128334145349</text:p>
          </table:table-cell>
          <table:table-cell office:value-type="float" office:value="7.9065538186073" calcext:value-type="float">
            <text:p>7.9065538186073</text:p>
          </table:table-cell>
          <table:table-cell office:value-type="float" office:value="14.0857078227803" calcext:value-type="float">
            <text:p>14.0857078227803</text:p>
          </table:table-cell>
          <table:table-cell office:value-type="string" calcext:value-type="string">
            <text:p>Kiainti</text:p>
          </table:table-cell>
          <table:table-cell office:value-type="string" calcext:value-type="string">
            <text:p>Otanuomi</text:p>
          </table:table-cell>
          <table:table-cell office:value-type="string" calcext:value-type="string">
            <text:p>Otsela</text:p>
          </table:table-cell>
          <table:table-cell office:value-type="string" calcext:value-type="string">
            <text:p>Vasal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wal-val-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-val-i-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ashoda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Orpana</text:p>
          </table:table-cell>
          <table:table-cell office:value-type="float" office:value="-10.6151172886939" calcext:value-type="float">
            <text:p>-10.6151172886939</text:p>
          </table:table-cell>
          <table:table-cell office:value-type="float" office:value="7.8356382033995" calcext:value-type="float">
            <text:p>7.8356382033995</text:p>
          </table:table-cell>
          <table:table-cell office:value-type="float" office:value="14.1377176585695" calcext:value-type="float">
            <text:p>14.1377176585695</text:p>
          </table:table-cell>
          <table:table-cell office:value-type="string" calcext:value-type="string">
            <text:p>Uchoshi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wi-ra-sho-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os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The Forge</text:p>
          </table:table-cell>
          <table:table-cell office:value-type="string" calcext:value-type="string">
            <text:p>Aulari</text:p>
          </table:table-cell>
          <table:table-cell office:value-type="float" office:value="-7.6860342195053" calcext:value-type="float">
            <text:p>-7.6860342195053</text:p>
          </table:table-cell>
          <table:table-cell office:value-type="float" office:value="10.4375115228575" calcext:value-type="float">
            <text:p>10.4375115228575</text:p>
          </table:table-cell>
          <table:table-cell office:value-type="float" office:value="10.0137193531918" calcext:value-type="float">
            <text:p>10.0137193531918</text:p>
          </table:table-cell>
          <table:table-cell office:value-type="string" calcext:value-type="string">
            <text:p>Inay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w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u-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29:57.048389242</meta:creation-date>
    <dc:date>2019-01-30T07:30:32.723357402</dc:date>
    <meta:editing-duration>PT35S</meta:editing-duration>
    <meta:editing-cycles>1</meta:editing-cycles>
    <meta:document-statistic meta:table-count="1" meta:cell-count="1224" meta:object-count="0"/>
    <meta:generator>LibreOffice/5.2.7.2$Linux_X86_64 LibreOffice_project/20m0$Build-2</meta:generator>
  </office:meta>
</office:document-meta>
</file>